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erif" fo:font-size="10pt" style:font-size-asian="10pt" style:font-size-complex="10pt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text-properties style:font-name="Liberation Serif" fo:font-size="10pt" style:font-size-asian="10pt" style:font-size-complex="10pt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Liberation Serif" fo:font-size="10pt" style:font-size-asian="10pt" style:font-size-complex="10pt"/>
    </style:style>
    <style:style style:name="P5" style:family="paragraph" style:parent-style-name="Text_20_body" style:list-style-name="L1">
      <style:text-properties style:font-name="Liberation Serif" fo:font-size="10pt" style:font-size-asian="10pt" style:font-size-complex="1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ing Framework:</text:p>
      <text:list xml:id="list1337117993" text:style-name="L1">
        <text:list-item>
          <text:p text:style-name="P4">Spring Framework is an open-source Java framework that provides a comprehensive programming and configuration model for building modern Java applications.</text:p>
        </text:list-item>
        <text:list-item>
          <text:p text:style-name="P4">Key Features:</text:p>
          <text:list>
            <text:list-item>
              <text:p text:style-name="P4">Inversion of Control (IoC) / Dependency Injection (DI): Manages object dependencies and allows loose coupling between components.</text:p>
            </text:list-item>
            <text:list-item>
              <text:p text:style-name="P4">Aspect-Oriented Programming (AOP): Enables modularization of cross-cutting concerns like logging, caching, and transaction management.</text:p>
            </text:list-item>
            <text:list-item>
              <text:p text:style-name="P4">Spring MVC: Provides a web development framework for building scalable and maintainable web applications.</text:p>
            </text:list-item>
            <text:list-item>
              <text:p text:style-name="P4">Spring Data: Simplifies database access by providing a consistent abstraction layer and supporting various persistence technologies.</text:p>
            </text:list-item>
            <text:list-item>
              <text:p text:style-name="P4">Spring Security: Offers robust security features for authentication, authorization, and protection against common vulnerabilities.</text:p>
            </text:list-item>
          </text:list>
        </text:list-item>
        <text:list-item>
          <text:p text:style-name="P4">Core Modules:</text:p>
          <text:list>
            <text:list-item>
              <text:p text:style-name="P4">Spring Core: Provides the fundamental IoC container and DI functionality.</text:p>
            </text:list-item>
            <text:list-item>
              <text:p text:style-name="P4">Spring Context: Builds on the core module and provides advanced features like internationalization, event handling, and resource management.</text:p>
            </text:list-item>
          </text:list>
        </text:list-item>
        <text:list-item>
          <text:p text:style-name="P4">Web Development:</text:p>
          <text:list>
            <text:list-item>
              <text:p text:style-name="P4">Spring MVC: Model-View-Controller framework for building web applications.</text:p>
            </text:list-item>
            <text:list-item>
              <text:p text:style-name="P4">Controllers: Handle user requests, process data, and interact with services.</text:p>
            </text:list-item>
            <text:list-item>
              <text:p text:style-name="P4">Views: Render the response to the user.</text:p>
            </text:list-item>
            <text:list-item>
              <text:p text:style-name="P4">Data Binding: Maps request parameters to object properties.</text:p>
            </text:list-item>
            <text:list-item>
              <text:p text:style-name="P4">Validation: Performs input validation and error handling.</text:p>
            </text:list-item>
          </text:list>
        </text:list-item>
        <text:list-item>
          <text:p text:style-name="P4">Persistence:</text:p>
          <text:list>
            <text:list-item>
              <text:p text:style-name="P4">Spring Data: Simplifies database operations by providing a consistent interface for different database technologies.</text:p>
            </text:list-item>
            <text:list-item>
              <text:p text:style-name="P4">JDBC Template: Simplifies database access and reduces boilerplate code.</text:p>
            </text:list-item>
            <text:list-item>
              <text:p text:style-name="P4">Object-Relational Mapping (ORM): Integrates with popular ORM frameworks like Hibernate or JPA.</text:p>
            </text:list-item>
          </text:list>
        </text:list-item>
        <text:list-item>
          <text:p text:style-name="P4">Security:</text:p>
          <text:list>
            <text:list-item>
              <text:p text:style-name="P4">Authentication: Handles user authentication with various authentication providers.</text:p>
            </text:list-item>
            <text:list-item>
              <text:p text:style-name="P4">Authorization: Controls access to resources based on user roles and permissions.</text:p>
            </text:list-item>
            <text:list-item>
              <text:p text:style-name="P4">Secure Communication: Enables secure communication using encryption and certificates.</text:p>
            </text:list-item>
          </text:list>
        </text:list-item>
        <text:list-item>
          <text:p text:style-name="P4">Testing:</text:p>
          <text:list>
            <text:list-item>
              <text:p text:style-name="P4">Spring Test: Provides utilities and annotations for testing Spring applications, including unit tests and integration tests.</text:p>
            </text:list-item>
            <text:list-item>
              <text:p text:style-name="P4">Mocking: Allows mocking of dependencies to isolate components during testing.</text:p>
            </text:list-item>
          </text:list>
        </text:list-item>
        <text:list-item>
          <text:p text:style-name="P4">Spring Boot:</text:p>
          <text:list>
            <text:list-item>
              <text:p text:style-name="P4">Spring Boot simplifies application development by providing opinionated defaults and auto-configuration.</text:p>
            </text:list-item>
            <text:list-item>
              <text:p text:style-name="P4">Features embedded servers, dependency management, and production-ready capabilities out of the box.</text:p>
            </text:list-item>
          </text:list>
        </text:list-item>
        <text:list-item>
          <text:p text:style-name="P4">Resources for Learning:</text:p>
          <text:list>
            <text:list-item>
              <text:p text:style-name="P2"><text:span text:style-name="T2">Official Spring documentation: </text:span><text:a xlink:type="simple" xlink:href="https://spring.io/docs" office:target-frame-name="_new" xlink:show="replace" text:style-name="Internet_20_link" text:visited-style-name="Visited_20_Internet_20_Link"><text:span text:style-name="T2">https://spring.io/docs</text:span></text:a></text:p>
            </text:list-item>
            <text:list-item>
              <text:p text:style-name="P4">Online tutorials and courses: Udemy, Pluralsight, Baeldung, etc.</text:p>
            </text:list-item>
            <text:list-item>
              <text:p text:style-name="P5">Sample projects and code repositories: GitHub, Spring Initializr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5:56:02.706521901</meta:creation-date>
    <dc:date>2023-07-11T15:56:19.499716807</dc:date>
    <meta:editing-duration>PT17S</meta:editing-duration>
    <meta:editing-cycles>1</meta:editing-cycles>
    <meta:document-statistic meta:table-count="0" meta:image-count="0" meta:object-count="0" meta:page-count="1" meta:paragraph-count="35" meta:word-count="345" meta:character-count="2572" meta:non-whitespace-character-count="2296"/>
    <meta:generator>LibreOffice/7.3.7.2$Linux_X86_64 LibreOffice_project/30$Build-2</meta:generator>
  </office:meta>
</office:document-meta>
</file>